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family="paragraph" style:name="P1" style:parent-style-name="Standard">
      <style:text-properties xmlns:officeooo="http://openoffice.org/2009/office" officeooo:paragraph-rsid="00087b67" officeooo:rsid="00087b67"/>
    </style:style>
    <style:style style:family="paragraph" style:name="P2" style:parent-style-name="Standard">
      <style:text-properties xmlns:officeooo="http://openoffice.org/2009/office" officeooo:paragraph-rsid="000f3b0a" officeooo:rsid="00087b67"/>
    </style:style>
    <style:style style:family="paragraph" style:name="P3" style:parent-style-name="Standard">
      <style:text-properties xmlns:officeooo="http://openoffice.org/2009/office" officeooo:paragraph-rsid="001feae6" officeooo:rsid="001feae6"/>
    </style:style>
    <style:style style:family="paragraph" style:name="P4" style:parent-style-name="Standard">
      <style:text-properties xmlns:officeooo="http://openoffice.org/2009/office" officeooo:paragraph-rsid="00240b3a" officeooo:rsid="00150433"/>
    </style:style>
    <style:style style:family="paragraph" style:name="P5" style:parent-style-name="Title">
      <style:text-properties xmlns:officeooo="http://openoffice.org/2009/office" officeooo:paragraph-rsid="00087b67" officeooo:rsid="00087b67"/>
    </style:style>
    <style:style style:family="text" style:name="T1">
      <style:text-properties xmlns:officeooo="http://openoffice.org/2009/office" officeooo:rsid="00112def"/>
    </style:style>
    <style:style style:family="text" style:name="T2">
      <style:text-properties xmlns:officeooo="http://openoffice.org/2009/office"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xmlns:officeooo="http://openoffice.org/2009/office" officeooo:rsid="00294b66"/>
    </style:style>
    <style:style style:family="text" style:name="T5">
      <style:text-properties xmlns:officeooo="http://openoffice.org/2009/office" officeooo:rsid="002d36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5">Third </text:span>Letter for u</text:p>
      <text:p text:style-name="P4"> Ms </text:p>
      <text:p text:style-name="P3"/>
      <text:p text:style-name="P2">This is a very important letter from <text:s/><text:span text:style-name="T1">fblah to </text:span><text:span text:style-name="T2">sadd</text:span></text:p>
      <text:p text:style-name="P1"/>
      <text:p text:style-name="P1"/>
    </office:text>
  </office:body>
</office:document-content>
</file>

<file path=styles.xml><?xml version="1.0" encoding="utf-8"?>
<office:document-styles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xmlns:loext="urn:org:documentfoundation:names:experimental:office:xmlns:loext:1.0"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xmlns:loext="urn:org:documentfoundation:names:experimental:office:xmlns:loext:1.0"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xmlns:loext="urn:org:documentfoundation:names:experimental:office:xmlns:loext:1.0"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xmlns:loext="urn:org:documentfoundation:names:experimental:office:xmlns:loext:1.0"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xmlns:loext="urn:org:documentfoundation:names:experimental:office:xmlns:loext:1.0"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xmlns:loext="urn:org:documentfoundation:names:experimental:office:xmlns:loext:1.0"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xmlns:loext="urn:org:documentfoundation:names:experimental:office:xmlns:loext:1.0"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xmlns:loext="urn:org:documentfoundation:names:experimental:office:xmlns:loext:1.0"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8-19T14:47:34.416Z</dc:date>
    <meta:editing-cycles>47</meta:editing-cycles>
    <meta:generator>WebODF/0.5.7 Mozilla/5.0 (X11; Ubuntu; Linux x86_64; rv:39.0) Gecko/20100101 Firefox/39.0</meta:generator>
    <dc:creator>WebODF-Curious</dc:creator>
  </office:meta>
</office:document-meta>
</file>